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ffffff" draw:stroke-linejoin="miter" svg:stroke-linecap="butt" draw:fill="solid" draw:fill-color="#ffffff"/>
    </style:style>
    <style:style style:name="gr2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3" style:family="graphic" style:parent-style-name="standard">
      <style:graphic-properties draw:stroke="solid" svg:stroke-width="0.026cm" svg:stroke-color="#ffffff" svg:stroke-opacity="0%" draw:stroke-linejoin="miter" svg:stroke-linecap="butt" draw:fill="none" fo:padding-top="0.013cm" fo:padding-bottom="0.013cm" fo:padding-left="0.013cm" fo:padding-right="0.013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0.60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1.08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0.4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26cm" svg:stroke-color="#000099" draw:stroke-linejoin="miter" svg:stroke-linecap="butt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solid" svg:stroke-width="0.052cm" svg:stroke-color="#000099" draw:stroke-linejoin="miter" svg:stroke-linecap="butt" draw:fill="none" fo:padding-top="0.026cm" fo:padding-bottom="0.026cm" fo:padding-left="0.026cm" fo:padding-right="0.026cm"/>
    </style:style>
    <style:style style:name="gr9" style:family="graphic" style:parent-style-name="standard">
      <style:graphic-properties draw:stroke="solid" svg:stroke-width="0.026cm" svg:stroke-color="#ff0000" draw:stroke-linejoin="miter" svg:stroke-linecap="butt" draw:fill="none" fo:padding-top="0.013cm" fo:padding-bottom="0.013cm" fo:padding-left="0.013cm" fo:padding-right="0.013cm"/>
    </style:style>
    <style:style style:name="gr10" style:family="graphic" style:parent-style-name="standard">
      <style:graphic-properties draw:stroke="solid" svg:stroke-width="0.052cm" svg:stroke-color="#ff0000" draw:stroke-linejoin="miter" svg:stroke-linecap="butt" draw:fill="none" fo:padding-top="0.026cm" fo:padding-bottom="0.026cm" fo:padding-left="0.026cm" fo:padding-right="0.026cm"/>
    </style:style>
    <style:style style:name="gr11" style:family="graphic" style:parent-style-name="standard">
      <style:graphic-properties draw:stroke="none" draw:fill="solid" draw:fill-color="#000099" draw:opacity="50%"/>
    </style:style>
    <style:style style:name="gr12" style:family="graphic" style:parent-style-name="standard">
      <style:graphic-properties draw:stroke="none" draw:fill="solid" draw:fill-color="#ff0000" draw:opacity="50%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67cm" fo:min-width="0.26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53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02cm" fo:min-width="0.802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25cm" svg:stroke-color="#ffffff" draw:stroke-linejoin="miter" svg:stroke-linecap="butt" draw:fill="solid" draw:fill-color="#ffffff" fo:padding-top="0.012cm" fo:padding-bottom="0.012cm" fo:padding-left="0.012cm" fo:padding-right="0.012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/>
      <style:text-properties fo:font-size="12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7.1000003814697pt" style:font-size-asian="17.1000003814697pt" style:font-size-complex="17.1000003814697pt"/>
    </style:style>
    <style:style style:name="P6" style:family="paragraph">
      <style:paragraph-properties fo:text-align="start" style:writing-mode="lr-tb"/>
      <style:text-properties fo:font-size="12pt"/>
    </style:style>
    <style:style style:name="P7" style:family="paragraph">
      <loext:graphic-properties draw:fill="none"/>
      <style:paragraph-properties fo:text-align="start" style:writing-mode="lr-tb"/>
      <style:text-properties fo:font-size="12pt" style:font-size-asian="9pt" style:font-size-complex="9pt"/>
    </style:style>
    <style:style style:name="P8" style:family="paragraph">
      <loext:graphic-properties draw:fill="none"/>
      <style:text-properties fo:font-size="11.3999996185303pt" style:font-size-asian="11.3999996185303pt" style:font-size-complex="11.3999996185303pt"/>
    </style:style>
    <style:style style:name="P9" style:family="paragraph">
      <loext:graphic-properties draw:fill="solid" draw:fill-color="#000099" draw:opacity="50%"/>
    </style:style>
    <style:style style:name="P10" style:family="paragraph">
      <loext:graphic-properties draw:fill="solid" draw:fill-color="#ff0000" draw:opacity="50%"/>
    </style:style>
    <style:style style:name="P11" style:family="paragraph">
      <loext:graphic-properties draw:fill="none"/>
      <style:text-properties fo:font-size="7.59999990463257pt" style:font-size-asian="7.59999990463257pt" style:font-size-complex="7.59999990463257pt"/>
    </style:style>
    <style:style style:name="P12" style:family="paragraph">
      <loext:graphic-properties draw:fill="none"/>
      <style:text-properties fo:font-size="15.1999998092651pt" style:font-size-asian="15.1999998092651pt" style:font-size-complex="15.1999998092651pt"/>
    </style:style>
    <style:style style:name="P13" style:family="paragraph">
      <loext:graphic-properties draw:fill="none"/>
      <style:text-properties fo:font-size="22.7999992370605pt" style:font-size-asian="22.7999992370605pt" style:font-size-complex="22.7999992370605pt"/>
    </style:style>
    <style:style style:name="T1" style:family="text">
      <style:text-properties fo:color="#000000" style:font-name="Helvetica" fo:font-size="17.1000003814697pt" style:font-size-asian="17.1000003814697pt" style:font-name-complex="Helvetica" style:font-size-complex="17.1000003814697pt"/>
    </style:style>
    <style:style style:name="T2" style:family="text">
      <style:text-properties fo:color="#000000" style:font-name="Helvetica" style:font-size-asian="11pt" style:font-name-complex="Helvetica" style:font-size-complex="11pt"/>
    </style:style>
    <style:style style:name="T3" style:family="text">
      <style:text-properties fo:color="#000000" style:font-name="Helvetica" style:font-size-asian="9pt" style:font-name-complex="Helvetica" style:font-size-complex="9pt"/>
    </style:style>
    <style:style style:name="T4" style:family="text">
      <style:text-properties fo:color="#000000" style:font-name="Helvetica" fo:font-size="11.3999996185303pt" style:font-size-asian="11.3999996185303pt" style:font-name-complex="Helvetica" style:font-size-complex="11.3999996185303pt"/>
    </style:style>
    <style:style style:name="T5" style:family="text">
      <style:text-properties fo:color="#000000" style:font-name="Symbol" fo:font-size="17.1000003814697pt" style:font-size-asian="17.1000003814697pt" style:font-name-complex="Symbol" style:font-size-complex="17.1000003814697pt"/>
    </style:style>
    <style:style style:name="T6" style:family="text">
      <style:text-properties fo:color="#000000" style:font-name="Helvetica" fo:font-size="7.59999990463257pt" style:font-size-asian="7.59999990463257pt" style:font-name-complex="Helvetica" style:font-size-complex="7.59999990463257pt"/>
    </style:style>
    <style:style style:name="T7" style:family="text">
      <style:text-properties fo:color="#000000" style:font-name="Symbol" fo:font-size="11.3999996185303pt" style:font-size-asian="11.3999996185303pt" style:font-name-complex="Symbol" style:font-size-complex="11.3999996185303pt"/>
    </style:style>
    <style:style style:name="T8" style:family="text">
      <style:text-properties fo:color="#000000" style:font-name="Helvetica" fo:font-size="15.1999998092651pt" fo:font-weight="bold" style:font-size-asian="15.1999998092651pt" style:font-name-complex="Helvetica" style:font-size-complex="15.1999998092651pt" style:font-weight-complex="bold"/>
    </style:style>
    <style:style style:name="T9" style:family="text">
      <style:text-properties fo:color="#000000" style:font-name="Helvetica" fo:font-size="22.7999992370605pt" fo:font-weight="bold" style:font-size-asian="22.7999992370605pt" style:font-name-complex="Helvetica" style:font-size-complex="22.7999992370605pt" style:font-weight-complex="bold"/>
    </style:style>
    <style:style style:name="T10" style:family="text">
      <style:text-properties fo:color="#000000" style:font-name="Helvetica" fo:font-size="15.1999998092651pt" style:font-size-asian="15.1999998092651pt" style:font-name-complex="Helvetica" style:font-size-complex="15.199999809265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cm" svg:height="10.328cm" svg:x="1.907cm" svg:y="0.328cm" svg:viewBox="0 0 16001 10329" draw:points="0,10329 16001,10329 16001,0 0,0">
          <text:p/>
        </draw:polygon>
        <draw:polygon draw:style-name="gr2" draw:text-style-name="P2" draw:layer="layout" svg:width="16cm" svg:height="10.328cm" svg:x="1.907cm" svg:y="0.328cm" svg:viewBox="0 0 16001 10329" draw:points="0,10329 16001,10329 16001,0 0,0">
          <text:p/>
        </draw:polygon>
        <draw:polygon draw:style-name="gr1" draw:text-style-name="P1" draw:layer="layout" svg:width="16cm" svg:height="10.328cm" svg:x="1.907cm" svg:y="0.328cm" svg:viewBox="0 0 16001 10329" draw:points="0,10329 16001,10329 16001,0 0,0">
          <text:p/>
        </draw:polygon>
        <draw:polygon draw:style-name="gr2" draw:text-style-name="P2" draw:layer="layout" svg:width="16cm" svg:height="10.328cm" svg:x="1.907cm" svg:y="0.328cm" svg:viewBox="0 0 16001 10329" draw:points="0,10329 16001,10329 16001,0 0,0">
          <text:p/>
        </draw:polygon>
        <draw:polyline draw:style-name="gr3" draw:text-style-name="P2" draw:layer="layout" svg:width="15.999cm" svg:height="0cm" svg:x="1.907cm" svg:y="9.588cm" svg:viewBox="0 0 16000 0" draw:points="0,0 1143,0 2286,0 3429,0 4572,0 5715,0 6857,0 8000,0 9143,0 10286,0 11429,0 12572,0 13715,0 14857,0 16000,0">
          <text:p/>
        </draw:polyline>
        <draw:line draw:style-name="gr2" draw:text-style-name="P3" draw:layer="layout" svg:x1="1.907cm" svg:y1="10.656cm" svg:x2="17.907cm" svg:y2="10.656cm">
          <text:p/>
        </draw:line>
        <draw:frame draw:style-name="gr4" draw:text-style-name="P5" draw:layer="layout" svg:width="1.873cm" svg:height="0.602cm" svg:x="16.045cm" svg:y="11.375cm">
          <draw:text-box>
            <text:p text:style-name="P4"><text:span text:style-name="T1">Run ID</text:span></text:p>
          </draw:text-box>
        </draw:frame>
        <draw:frame draw:style-name="gr5" draw:text-style-name="P7" draw:layer="layout" svg:width="1.086cm" svg:height="0.492cm" svg:x="2.115cm" svg:y="10.813cm">
          <draw:text-box>
            <text:p text:style-name="P6"><text:span text:style-name="T2">9353</text:span></text:p>
          </draw:text-box>
        </draw:frame>
        <draw:frame draw:style-name="gr5" draw:text-style-name="P7" draw:layer="layout" svg:width="1.086cm" svg:height="0.492cm" svg:x="3.269cm" svg:y="10.813cm">
          <draw:text-box>
            <text:p text:style-name="P6"><text:span text:style-name="T2">9354</text:span></text:p>
          </draw:text-box>
        </draw:frame>
        <draw:frame draw:style-name="gr5" draw:text-style-name="P7" draw:layer="layout" svg:width="1.086cm" svg:height="0.492cm" svg:x="4.406cm" svg:y="10.813cm">
          <draw:text-box>
            <text:p text:style-name="P6"><text:span text:style-name="T3">9355</text:span></text:p>
          </draw:text-box>
        </draw:frame>
        <draw:frame draw:style-name="gr5" draw:text-style-name="P7" draw:layer="layout" svg:width="1.086cm" svg:height="0.492cm" svg:x="5.543cm" svg:y="10.813cm">
          <draw:text-box>
            <text:p text:style-name="P6"><text:span text:style-name="T3">9356</text:span></text:p>
          </draw:text-box>
        </draw:frame>
        <draw:frame draw:style-name="gr5" draw:text-style-name="P7" draw:layer="layout" svg:width="1.086cm" svg:height="0.492cm" svg:x="6.697cm" svg:y="10.813cm">
          <draw:text-box>
            <text:p text:style-name="P6"><text:span text:style-name="T3">9357</text:span></text:p>
          </draw:text-box>
        </draw:frame>
        <draw:frame draw:style-name="gr5" draw:text-style-name="P7" draw:layer="layout" svg:width="1.086cm" svg:height="0.492cm" svg:x="7.834cm" svg:y="10.813cm">
          <draw:text-box>
            <text:p text:style-name="P6"><text:span text:style-name="T3">9358</text:span></text:p>
          </draw:text-box>
        </draw:frame>
        <draw:frame draw:style-name="gr5" draw:text-style-name="P7" draw:layer="layout" svg:width="1.086cm" svg:height="0.492cm" svg:x="8.971cm" svg:y="10.813cm">
          <draw:text-box>
            <text:p text:style-name="P6"><text:span text:style-name="T3">9360</text:span></text:p>
          </draw:text-box>
        </draw:frame>
        <draw:frame draw:style-name="gr5" draw:text-style-name="P7" draw:layer="layout" svg:width="1.086cm" svg:height="0.492cm" svg:x="10.125cm" svg:y="10.813cm">
          <draw:text-box>
            <text:p text:style-name="P6"><text:span text:style-name="T3">9365</text:span></text:p>
          </draw:text-box>
        </draw:frame>
        <draw:frame draw:style-name="gr5" draw:text-style-name="P7" draw:layer="layout" svg:width="1.086cm" svg:height="0.492cm" svg:x="11.262cm" svg:y="10.813cm">
          <draw:text-box>
            <text:p text:style-name="P6"><text:span text:style-name="T3">9367</text:span></text:p>
          </draw:text-box>
        </draw:frame>
        <draw:frame draw:style-name="gr5" draw:text-style-name="P7" draw:layer="layout" svg:width="1.086cm" svg:height="0.492cm" svg:x="12.399cm" svg:y="10.813cm">
          <draw:text-box>
            <text:p text:style-name="P6"><text:span text:style-name="T3">9368</text:span></text:p>
          </draw:text-box>
        </draw:frame>
        <draw:frame draw:style-name="gr5" draw:text-style-name="P7" draw:layer="layout" svg:width="1.086cm" svg:height="0.492cm" svg:x="13.553cm" svg:y="10.813cm">
          <draw:text-box>
            <text:p text:style-name="P6"><text:span text:style-name="T3">9369</text:span></text:p>
          </draw:text-box>
        </draw:frame>
        <draw:frame draw:style-name="gr5" draw:text-style-name="P7" draw:layer="layout" svg:width="1.086cm" svg:height="0.492cm" svg:x="14.69cm" svg:y="10.813cm">
          <draw:text-box>
            <text:p text:style-name="P6"><text:span text:style-name="T3">9370</text:span></text:p>
          </draw:text-box>
        </draw:frame>
        <draw:frame draw:style-name="gr5" draw:text-style-name="P7" draw:layer="layout" svg:width="1.086cm" svg:height="0.492cm" svg:x="15.844cm" svg:y="10.813cm">
          <draw:text-box>
            <text:p text:style-name="P6"><text:span text:style-name="T3">9371</text:span></text:p>
          </draw:text-box>
        </draw:frame>
        <draw:line draw:style-name="gr2" draw:text-style-name="P2" draw:layer="layout" svg:x1="1.907cm" svg:y1="10.346cm" svg:x2="1.907cm" svg:y2="10.656cm">
          <text:p/>
        </draw:line>
        <draw:line draw:style-name="gr2" draw:text-style-name="P2" draw:layer="layout" svg:x1="3.05cm" svg:y1="10.346cm" svg:x2="3.05cm" svg:y2="10.656cm">
          <text:p/>
        </draw:line>
        <draw:line draw:style-name="gr2" draw:text-style-name="P2" draw:layer="layout" svg:x1="4.193cm" svg:y1="10.346cm" svg:x2="4.193cm" svg:y2="10.656cm">
          <text:p/>
        </draw:line>
        <draw:line draw:style-name="gr2" draw:text-style-name="P2" draw:layer="layout" svg:x1="5.336cm" svg:y1="10.346cm" svg:x2="5.336cm" svg:y2="10.656cm">
          <text:p/>
        </draw:line>
        <draw:line draw:style-name="gr2" draw:text-style-name="P2" draw:layer="layout" svg:x1="6.479cm" svg:y1="10.346cm" svg:x2="6.479cm" svg:y2="10.656cm">
          <text:p/>
        </draw:line>
        <draw:line draw:style-name="gr2" draw:text-style-name="P2" draw:layer="layout" svg:x1="7.622cm" svg:y1="10.346cm" svg:x2="7.622cm" svg:y2="10.656cm">
          <text:p/>
        </draw:line>
        <draw:line draw:style-name="gr2" draw:text-style-name="P2" draw:layer="layout" svg:x1="8.764cm" svg:y1="10.346cm" svg:x2="8.764cm" svg:y2="10.656cm">
          <text:p/>
        </draw:line>
        <draw:line draw:style-name="gr2" draw:text-style-name="P2" draw:layer="layout" svg:x1="9.907cm" svg:y1="10.346cm" svg:x2="9.907cm" svg:y2="10.656cm">
          <text:p/>
        </draw:line>
        <draw:line draw:style-name="gr2" draw:text-style-name="P2" draw:layer="layout" svg:x1="11.05cm" svg:y1="10.346cm" svg:x2="11.05cm" svg:y2="10.656cm">
          <text:p/>
        </draw:line>
        <draw:line draw:style-name="gr2" draw:text-style-name="P2" draw:layer="layout" svg:x1="12.193cm" svg:y1="10.346cm" svg:x2="12.193cm" svg:y2="10.656cm">
          <text:p/>
        </draw:line>
        <draw:line draw:style-name="gr2" draw:text-style-name="P2" draw:layer="layout" svg:x1="13.336cm" svg:y1="10.346cm" svg:x2="13.336cm" svg:y2="10.656cm">
          <text:p/>
        </draw:line>
        <draw:line draw:style-name="gr2" draw:text-style-name="P2" draw:layer="layout" svg:x1="14.479cm" svg:y1="10.346cm" svg:x2="14.479cm" svg:y2="10.656cm">
          <text:p/>
        </draw:line>
        <draw:line draw:style-name="gr2" draw:text-style-name="P2" draw:layer="layout" svg:x1="15.622cm" svg:y1="10.346cm" svg:x2="15.622cm" svg:y2="10.656cm">
          <text:p/>
        </draw:line>
        <draw:line draw:style-name="gr2" draw:text-style-name="P2" draw:layer="layout" svg:x1="16.764cm" svg:y1="10.346cm" svg:x2="16.764cm" svg:y2="10.656cm">
          <text:p/>
        </draw:line>
        <draw:line draw:style-name="gr2" draw:text-style-name="P2" draw:layer="layout" svg:x1="17.907cm" svg:y1="10.346cm" svg:x2="17.907cm" svg:y2="10.656cm">
          <text:p/>
        </draw:line>
        <draw:line draw:style-name="gr2" draw:text-style-name="P2" draw:layer="layout" svg:x1="1.907cm" svg:y1="10.656cm" svg:x2="1.907cm" svg:y2="0.328cm">
          <text:p/>
        </draw:line>
        <draw:frame draw:style-name="gr5" draw:text-style-name="P7" draw:layer="layout" svg:width="1.086cm" svg:height="0.492cm" svg:x="16.981cm" svg:y="10.813cm">
          <draw:text-box>
            <text:p text:style-name="P6"><text:span text:style-name="T3">9372</text:span></text:p>
          </draw:text-box>
        </draw:frame>
        <draw:frame draw:style-name="gr4" draw:text-style-name="P5" draw:layer="layout" svg:width="1.865cm" svg:height="0.602cm" draw:transform="rotate (1.5707963267949) translate (0.205cm 2.165cm)">
          <draw:text-box>
            <text:p text:style-name="P4"><text:span text:style-name="T1"><text:s/></text:span><text:span text:style-name="T1">[mrad]</text:span></text:p>
          </draw:text-box>
        </draw:frame>
        <draw:frame draw:style-name="gr6" draw:text-style-name="P8" draw:layer="layout" svg:width="0.4cm" svg:height="0.403cm" draw:transform="rotate (1.5707963267949) translate (0cm 2.315cm)">
          <draw:text-box>
            <text:p text:style-name="P4"><text:span text:style-name="T4">*</text:span></text:p>
          </draw:text-box>
        </draw:frame>
        <draw:line draw:style-name="gr2" draw:text-style-name="P2" draw:layer="layout" svg:x1="2.387cm" svg:y1="9.588cm" svg:x2="1.907cm" svg:y2="9.588cm">
          <text:p/>
        </draw:line>
        <draw:line draw:style-name="gr2" draw:text-style-name="P2" draw:layer="layout" svg:x1="2.147cm" svg:y1="9.279cm" svg:x2="1.907cm" svg:y2="9.279cm">
          <text:p/>
        </draw:line>
        <draw:line draw:style-name="gr2" draw:text-style-name="P2" draw:layer="layout" svg:x1="2.147cm" svg:y1="8.969cm" svg:x2="1.907cm" svg:y2="8.969cm">
          <text:p/>
        </draw:line>
        <draw:line draw:style-name="gr2" draw:text-style-name="P2" draw:layer="layout" svg:x1="2.147cm" svg:y1="8.659cm" svg:x2="1.907cm" svg:y2="8.659cm">
          <text:p/>
        </draw:line>
        <draw:line draw:style-name="gr2" draw:text-style-name="P2" draw:layer="layout" svg:x1="2.147cm" svg:y1="8.35cm" svg:x2="1.907cm" svg:y2="8.35cm">
          <text:p/>
        </draw:line>
        <draw:line draw:style-name="gr2" draw:text-style-name="P2" draw:layer="layout" svg:x1="2.387cm" svg:y1="8.04cm" svg:x2="1.907cm" svg:y2="8.04cm">
          <text:p/>
        </draw:line>
        <draw:line draw:style-name="gr2" draw:text-style-name="P2" draw:layer="layout" svg:x1="2.147cm" svg:y1="7.73cm" svg:x2="1.907cm" svg:y2="7.73cm">
          <text:p/>
        </draw:line>
        <draw:line draw:style-name="gr2" draw:text-style-name="P2" draw:layer="layout" svg:x1="2.147cm" svg:y1="7.421cm" svg:x2="1.907cm" svg:y2="7.421cm">
          <text:p/>
        </draw:line>
        <draw:line draw:style-name="gr2" draw:text-style-name="P2" draw:layer="layout" svg:x1="2.147cm" svg:y1="7.111cm" svg:x2="1.907cm" svg:y2="7.111cm">
          <text:p/>
        </draw:line>
        <draw:line draw:style-name="gr2" draw:text-style-name="P2" draw:layer="layout" svg:x1="2.147cm" svg:y1="6.801cm" svg:x2="1.907cm" svg:y2="6.801cm">
          <text:p/>
        </draw:line>
        <draw:line draw:style-name="gr2" draw:text-style-name="P2" draw:layer="layout" svg:x1="2.387cm" svg:y1="6.492cm" svg:x2="1.907cm" svg:y2="6.492cm">
          <text:p/>
        </draw:line>
        <draw:line draw:style-name="gr2" draw:text-style-name="P2" draw:layer="layout" svg:x1="2.147cm" svg:y1="6.182cm" svg:x2="1.907cm" svg:y2="6.182cm">
          <text:p/>
        </draw:line>
        <draw:line draw:style-name="gr2" draw:text-style-name="P2" draw:layer="layout" svg:x1="2.147cm" svg:y1="5.872cm" svg:x2="1.907cm" svg:y2="5.872cm">
          <text:p/>
        </draw:line>
        <draw:line draw:style-name="gr2" draw:text-style-name="P2" draw:layer="layout" svg:x1="2.147cm" svg:y1="5.563cm" svg:x2="1.907cm" svg:y2="5.563cm">
          <text:p/>
        </draw:line>
        <draw:line draw:style-name="gr2" draw:text-style-name="P2" draw:layer="layout" svg:x1="2.147cm" svg:y1="5.253cm" svg:x2="1.907cm" svg:y2="5.253cm">
          <text:p/>
        </draw:line>
        <draw:line draw:style-name="gr2" draw:text-style-name="P2" draw:layer="layout" svg:x1="2.387cm" svg:y1="4.943cm" svg:x2="1.907cm" svg:y2="4.943cm">
          <text:p/>
        </draw:line>
        <draw:line draw:style-name="gr2" draw:text-style-name="P2" draw:layer="layout" svg:x1="2.147cm" svg:y1="4.634cm" svg:x2="1.907cm" svg:y2="4.634cm">
          <text:p/>
        </draw:line>
        <draw:line draw:style-name="gr2" draw:text-style-name="P2" draw:layer="layout" svg:x1="2.147cm" svg:y1="4.324cm" svg:x2="1.907cm" svg:y2="4.324cm">
          <text:p/>
        </draw:line>
        <draw:line draw:style-name="gr2" draw:text-style-name="P2" draw:layer="layout" svg:x1="2.147cm" svg:y1="4.014cm" svg:x2="1.907cm" svg:y2="4.014cm">
          <text:p/>
        </draw:line>
        <draw:line draw:style-name="gr2" draw:text-style-name="P2" draw:layer="layout" svg:x1="2.147cm" svg:y1="3.705cm" svg:x2="1.907cm" svg:y2="3.705cm">
          <text:p/>
        </draw:line>
        <draw:line draw:style-name="gr2" draw:text-style-name="P2" draw:layer="layout" svg:x1="2.387cm" svg:y1="3.395cm" svg:x2="1.907cm" svg:y2="3.395cm">
          <text:p/>
        </draw:line>
        <draw:line draw:style-name="gr2" draw:text-style-name="P2" draw:layer="layout" svg:x1="2.147cm" svg:y1="3.085cm" svg:x2="1.907cm" svg:y2="3.085cm">
          <text:p/>
        </draw:line>
        <draw:line draw:style-name="gr2" draw:text-style-name="P2" draw:layer="layout" svg:x1="2.147cm" svg:y1="2.776cm" svg:x2="1.907cm" svg:y2="2.776cm">
          <text:p/>
        </draw:line>
        <draw:line draw:style-name="gr2" draw:text-style-name="P2" draw:layer="layout" svg:x1="2.147cm" svg:y1="2.466cm" svg:x2="1.907cm" svg:y2="2.466cm">
          <text:p/>
        </draw:line>
        <draw:line draw:style-name="gr2" draw:text-style-name="P2" draw:layer="layout" svg:x1="2.147cm" svg:y1="2.156cm" svg:x2="1.907cm" svg:y2="2.156cm">
          <text:p/>
        </draw:line>
        <draw:line draw:style-name="gr2" draw:text-style-name="P2" draw:layer="layout" svg:x1="2.387cm" svg:y1="1.847cm" svg:x2="1.907cm" svg:y2="1.847cm">
          <text:p/>
        </draw:line>
        <draw:line draw:style-name="gr2" draw:text-style-name="P2" draw:layer="layout" svg:x1="2.387cm" svg:y1="9.588cm" svg:x2="1.907cm" svg:y2="9.588cm">
          <text:p/>
        </draw:line>
        <draw:line draw:style-name="gr2" draw:text-style-name="P2" draw:layer="layout" svg:x1="2.147cm" svg:y1="9.898cm" svg:x2="1.907cm" svg:y2="9.898cm">
          <text:p/>
        </draw:line>
        <draw:line draw:style-name="gr2" draw:text-style-name="P2" draw:layer="layout" svg:x1="2.147cm" svg:y1="10.208cm" svg:x2="1.907cm" svg:y2="10.208cm">
          <text:p/>
        </draw:line>
        <draw:line draw:style-name="gr2" draw:text-style-name="P3" draw:layer="layout" svg:x1="2.147cm" svg:y1="10.518cm" svg:x2="1.907cm" svg:y2="10.518cm">
          <text:p/>
        </draw:line>
        <draw:line draw:style-name="gr2" draw:text-style-name="P2" draw:layer="layout" svg:x1="2.387cm" svg:y1="1.847cm" svg:x2="1.907cm" svg:y2="1.847cm">
          <text:p/>
        </draw:line>
        <draw:line draw:style-name="gr2" draw:text-style-name="P2" draw:layer="layout" svg:x1="2.147cm" svg:y1="1.537cm" svg:x2="1.907cm" svg:y2="1.537cm">
          <text:p/>
        </draw:line>
        <draw:line draw:style-name="gr2" draw:text-style-name="P2" draw:layer="layout" svg:x1="2.147cm" svg:y1="1.227cm" svg:x2="1.907cm" svg:y2="1.227cm">
          <text:p/>
        </draw:line>
        <draw:line draw:style-name="gr2" draw:text-style-name="P2" draw:layer="layout" svg:x1="2.147cm" svg:y1="0.918cm" svg:x2="1.907cm" svg:y2="0.918cm">
          <text:p/>
        </draw:line>
        <draw:line draw:style-name="gr2" draw:text-style-name="P2" draw:layer="layout" svg:x1="2.147cm" svg:y1="0.608cm" svg:x2="1.907cm" svg:y2="0.608cm">
          <text:p/>
        </draw:line>
        <draw:frame draw:style-name="gr4" draw:text-style-name="P5" draw:layer="layout" svg:width="0.601cm" svg:height="0.601cm" draw:transform="rotate (1.5707963267949) translate (0.226cm 2.7cm)">
          <draw:text-box>
            <text:p text:style-name="P4"><text:span text:style-name="T5">α</text:span></text:p>
          </draw:text-box>
        </draw:frame>
        <draw:frame draw:style-name="gr4" draw:text-style-name="P5" draw:layer="layout" svg:width="0.601cm" svg:height="0.602cm" svg:x="1.48cm" svg:y="9.351cm">
          <draw:text-box>
            <text:p text:style-name="P4"><text:span text:style-name="T1">0</text:span></text:p>
          </draw:text-box>
        </draw:frame>
        <draw:frame draw:style-name="gr4" draw:text-style-name="P5" draw:layer="layout" svg:width="0.601cm" svg:height="0.602cm" svg:x="1.58cm" svg:y="7.829cm">
          <draw:text-box>
            <text:p text:style-name="P4"><text:span text:style-name="T1">1</text:span></text:p>
          </draw:text-box>
        </draw:frame>
        <draw:frame draw:style-name="gr4" draw:text-style-name="P5" draw:layer="layout" svg:width="0.601cm" svg:height="0.602cm" svg:x="1.48cm" svg:y="6.274cm">
          <draw:text-box>
            <text:p text:style-name="P4"><text:span text:style-name="T1">2</text:span></text:p>
          </draw:text-box>
        </draw:frame>
        <draw:frame draw:style-name="gr4" draw:text-style-name="P5" draw:layer="layout" svg:width="0.601cm" svg:height="0.602cm" svg:x="1.48cm" svg:y="4.719cm">
          <draw:text-box>
            <text:p text:style-name="P4"><text:span text:style-name="T1">3</text:span></text:p>
          </draw:text-box>
        </draw:frame>
        <draw:frame draw:style-name="gr4" draw:text-style-name="P5" draw:layer="layout" svg:width="0.601cm" svg:height="0.602cm" svg:x="1.48cm" svg:y="3.181cm">
          <draw:text-box>
            <text:p text:style-name="P4"><text:span text:style-name="T1">4</text:span></text:p>
          </draw:text-box>
        </draw:frame>
        <draw:line draw:style-name="gr7" draw:text-style-name="P2" draw:layer="layout" svg:x1="2.479cm" svg:y1="5.249cm" svg:x2="2.479cm" svg:y2="4.802cm">
          <text:p/>
        </draw:line>
        <draw:line draw:style-name="gr7" draw:text-style-name="P2" draw:layer="layout" svg:x1="2.479cm" svg:y1="4.802cm" svg:x2="2.479cm" svg:y2="4.356cm">
          <text:p/>
        </draw:line>
        <draw:line draw:style-name="gr7" draw:text-style-name="P2" draw:layer="layout" svg:x1="1.907cm" svg:y1="4.802cm" svg:x2="2.479cm" svg:y2="4.802cm">
          <text:p/>
        </draw:line>
        <draw:line draw:style-name="gr7" draw:text-style-name="P2" draw:layer="layout" svg:x1="2.479cm" svg:y1="4.802cm" svg:x2="3.05cm" svg:y2="4.802cm">
          <text:p/>
        </draw:line>
        <draw:line draw:style-name="gr2" draw:text-style-name="P2" draw:layer="layout" svg:x1="2.443cm" svg:y1="4.802cm" svg:x2="2.479cm" svg:y2="4.802cm">
          <text:p/>
        </draw:line>
        <draw:line draw:style-name="gr7" draw:text-style-name="P2" draw:layer="layout" svg:x1="3.622cm" svg:y1="4.707cm" svg:x2="3.622cm" svg:y2="4.353cm">
          <text:p/>
        </draw:line>
        <draw:line draw:style-name="gr7" draw:text-style-name="P2" draw:layer="layout" svg:x1="3.622cm" svg:y1="4.353cm" svg:x2="3.622cm" svg:y2="3.999cm">
          <text:p/>
        </draw:line>
        <draw:line draw:style-name="gr7" draw:text-style-name="P2" draw:layer="layout" svg:x1="3.05cm" svg:y1="4.353cm" svg:x2="3.622cm" svg:y2="4.353cm">
          <text:p/>
        </draw:line>
        <draw:line draw:style-name="gr7" draw:text-style-name="P2" draw:layer="layout" svg:x1="3.622cm" svg:y1="4.353cm" svg:x2="4.193cm" svg:y2="4.353cm">
          <text:p/>
        </draw:line>
        <draw:line draw:style-name="gr2" draw:text-style-name="P2" draw:layer="layout" svg:x1="3.586cm" svg:y1="4.353cm" svg:x2="3.622cm" svg:y2="4.353cm">
          <text:p/>
        </draw:line>
        <draw:line draw:style-name="gr7" draw:text-style-name="P2" draw:layer="layout" svg:x1="4.764cm" svg:y1="4.371cm" svg:x2="4.764cm" svg:y2="4.23cm">
          <text:p/>
        </draw:line>
        <draw:line draw:style-name="gr7" draw:text-style-name="P2" draw:layer="layout" svg:x1="4.764cm" svg:y1="4.23cm" svg:x2="4.764cm" svg:y2="4.09cm">
          <text:p/>
        </draw:line>
        <draw:line draw:style-name="gr7" draw:text-style-name="P2" draw:layer="layout" svg:x1="4.193cm" svg:y1="4.23cm" svg:x2="4.764cm" svg:y2="4.23cm">
          <text:p/>
        </draw:line>
        <draw:line draw:style-name="gr7" draw:text-style-name="P2" draw:layer="layout" svg:x1="4.764cm" svg:y1="4.23cm" svg:x2="5.336cm" svg:y2="4.23cm">
          <text:p/>
        </draw:line>
        <draw:line draw:style-name="gr2" draw:text-style-name="P2" draw:layer="layout" svg:x1="4.729cm" svg:y1="4.23cm" svg:x2="4.764cm" svg:y2="4.23cm">
          <text:p/>
        </draw:line>
        <draw:line draw:style-name="gr7" draw:text-style-name="P2" draw:layer="layout" svg:x1="5.907cm" svg:y1="4.689cm" svg:x2="5.907cm" svg:y2="4.557cm">
          <text:p/>
        </draw:line>
        <draw:line draw:style-name="gr7" draw:text-style-name="P2" draw:layer="layout" svg:x1="5.907cm" svg:y1="4.557cm" svg:x2="5.907cm" svg:y2="4.425cm">
          <text:p/>
        </draw:line>
        <draw:line draw:style-name="gr7" draw:text-style-name="P2" draw:layer="layout" svg:x1="5.336cm" svg:y1="4.557cm" svg:x2="5.907cm" svg:y2="4.557cm">
          <text:p/>
        </draw:line>
        <draw:line draw:style-name="gr7" draw:text-style-name="P2" draw:layer="layout" svg:x1="5.907cm" svg:y1="4.557cm" svg:x2="6.479cm" svg:y2="4.557cm">
          <text:p/>
        </draw:line>
        <draw:line draw:style-name="gr2" draw:text-style-name="P2" draw:layer="layout" svg:x1="5.872cm" svg:y1="4.557cm" svg:x2="5.907cm" svg:y2="4.557cm">
          <text:p/>
        </draw:line>
        <draw:line draw:style-name="gr7" draw:text-style-name="P2" draw:layer="layout" svg:x1="7.05cm" svg:y1="4.144cm" svg:x2="7.05cm" svg:y2="3.993cm">
          <text:p/>
        </draw:line>
        <draw:line draw:style-name="gr7" draw:text-style-name="P2" draw:layer="layout" svg:x1="7.05cm" svg:y1="3.993cm" svg:x2="7.05cm" svg:y2="3.843cm">
          <text:p/>
        </draw:line>
        <draw:line draw:style-name="gr7" draw:text-style-name="P2" draw:layer="layout" svg:x1="6.479cm" svg:y1="3.993cm" svg:x2="7.05cm" svg:y2="3.993cm">
          <text:p/>
        </draw:line>
        <draw:line draw:style-name="gr7" draw:text-style-name="P2" draw:layer="layout" svg:x1="7.05cm" svg:y1="3.993cm" svg:x2="7.622cm" svg:y2="3.993cm">
          <text:p/>
        </draw:line>
        <draw:line draw:style-name="gr2" draw:text-style-name="P2" draw:layer="layout" svg:x1="7.015cm" svg:y1="3.993cm" svg:x2="7.05cm" svg:y2="3.993cm">
          <text:p/>
        </draw:line>
        <draw:line draw:style-name="gr7" draw:text-style-name="P2" draw:layer="layout" svg:x1="8.193cm" svg:y1="4.934cm" svg:x2="8.193cm" svg:y2="4.78cm">
          <text:p/>
        </draw:line>
        <draw:line draw:style-name="gr7" draw:text-style-name="P2" draw:layer="layout" svg:x1="8.193cm" svg:y1="4.78cm" svg:x2="8.193cm" svg:y2="4.625cm">
          <text:p/>
        </draw:line>
        <draw:line draw:style-name="gr7" draw:text-style-name="P2" draw:layer="layout" svg:x1="7.622cm" svg:y1="4.78cm" svg:x2="8.193cm" svg:y2="4.78cm">
          <text:p/>
        </draw:line>
        <draw:line draw:style-name="gr7" draw:text-style-name="P2" draw:layer="layout" svg:x1="8.193cm" svg:y1="4.78cm" svg:x2="8.764cm" svg:y2="4.78cm">
          <text:p/>
        </draw:line>
        <draw:line draw:style-name="gr2" draw:text-style-name="P2" draw:layer="layout" svg:x1="8.158cm" svg:y1="4.78cm" svg:x2="8.193cm" svg:y2="4.78cm">
          <text:p/>
        </draw:line>
        <draw:line draw:style-name="gr7" draw:text-style-name="P2" draw:layer="layout" svg:x1="9.336cm" svg:y1="4.892cm" svg:x2="9.336cm" svg:y2="4.493cm">
          <text:p/>
        </draw:line>
        <draw:line draw:style-name="gr7" draw:text-style-name="P2" draw:layer="layout" svg:x1="9.336cm" svg:y1="4.493cm" svg:x2="9.336cm" svg:y2="4.094cm">
          <text:p/>
        </draw:line>
        <draw:line draw:style-name="gr7" draw:text-style-name="P2" draw:layer="layout" svg:x1="8.764cm" svg:y1="4.493cm" svg:x2="9.336cm" svg:y2="4.493cm">
          <text:p/>
        </draw:line>
        <draw:line draw:style-name="gr7" draw:text-style-name="P2" draw:layer="layout" svg:x1="9.336cm" svg:y1="4.493cm" svg:x2="9.907cm" svg:y2="4.493cm">
          <text:p/>
        </draw:line>
        <draw:line draw:style-name="gr2" draw:text-style-name="P2" draw:layer="layout" svg:x1="9.301cm" svg:y1="4.493cm" svg:x2="9.336cm" svg:y2="4.493cm">
          <text:p/>
        </draw:line>
        <draw:line draw:style-name="gr7" draw:text-style-name="P2" draw:layer="layout" svg:x1="10.479cm" svg:y1="4.782cm" svg:x2="10.479cm" svg:y2="4.534cm">
          <text:p/>
        </draw:line>
        <draw:line draw:style-name="gr7" draw:text-style-name="P2" draw:layer="layout" svg:x1="10.479cm" svg:y1="4.534cm" svg:x2="10.479cm" svg:y2="4.286cm">
          <text:p/>
        </draw:line>
        <draw:line draw:style-name="gr7" draw:text-style-name="P2" draw:layer="layout" svg:x1="9.907cm" svg:y1="4.534cm" svg:x2="10.479cm" svg:y2="4.534cm">
          <text:p/>
        </draw:line>
        <draw:line draw:style-name="gr7" draw:text-style-name="P2" draw:layer="layout" svg:x1="10.479cm" svg:y1="4.534cm" svg:x2="11.05cm" svg:y2="4.534cm">
          <text:p/>
        </draw:line>
        <draw:line draw:style-name="gr2" draw:text-style-name="P2" draw:layer="layout" svg:x1="10.444cm" svg:y1="4.534cm" svg:x2="10.479cm" svg:y2="4.534cm">
          <text:p/>
        </draw:line>
        <draw:line draw:style-name="gr7" draw:text-style-name="P2" draw:layer="layout" svg:x1="11.622cm" svg:y1="4.305cm" svg:x2="11.622cm" svg:y2="4.118cm">
          <text:p/>
        </draw:line>
        <draw:line draw:style-name="gr7" draw:text-style-name="P2" draw:layer="layout" svg:x1="11.622cm" svg:y1="4.118cm" svg:x2="11.622cm" svg:y2="3.931cm">
          <text:p/>
        </draw:line>
        <draw:line draw:style-name="gr7" draw:text-style-name="P2" draw:layer="layout" svg:x1="11.05cm" svg:y1="4.118cm" svg:x2="11.622cm" svg:y2="4.118cm">
          <text:p/>
        </draw:line>
        <draw:line draw:style-name="gr7" draw:text-style-name="P2" draw:layer="layout" svg:x1="11.622cm" svg:y1="4.118cm" svg:x2="12.193cm" svg:y2="4.118cm">
          <text:p/>
        </draw:line>
        <draw:line draw:style-name="gr2" draw:text-style-name="P2" draw:layer="layout" svg:x1="11.586cm" svg:y1="4.118cm" svg:x2="11.622cm" svg:y2="4.118cm">
          <text:p/>
        </draw:line>
        <draw:line draw:style-name="gr7" draw:text-style-name="P2" draw:layer="layout" svg:x1="12.764cm" svg:y1="4.662cm" svg:x2="12.764cm" svg:y2="4.375cm">
          <text:p/>
        </draw:line>
        <draw:line draw:style-name="gr7" draw:text-style-name="P2" draw:layer="layout" svg:x1="12.764cm" svg:y1="4.375cm" svg:x2="12.764cm" svg:y2="4.088cm">
          <text:p/>
        </draw:line>
        <draw:line draw:style-name="gr7" draw:text-style-name="P2" draw:layer="layout" svg:x1="12.193cm" svg:y1="4.375cm" svg:x2="12.764cm" svg:y2="4.375cm">
          <text:p/>
        </draw:line>
        <draw:line draw:style-name="gr7" draw:text-style-name="P2" draw:layer="layout" svg:x1="12.764cm" svg:y1="4.375cm" svg:x2="13.336cm" svg:y2="4.375cm">
          <text:p/>
        </draw:line>
        <draw:line draw:style-name="gr2" draw:text-style-name="P2" draw:layer="layout" svg:x1="12.729cm" svg:y1="4.375cm" svg:x2="12.764cm" svg:y2="4.375cm">
          <text:p/>
        </draw:line>
        <draw:line draw:style-name="gr7" draw:text-style-name="P2" draw:layer="layout" svg:x1="13.907cm" svg:y1="4.806cm" svg:x2="13.907cm" svg:y2="4.615cm">
          <text:p/>
        </draw:line>
        <draw:line draw:style-name="gr7" draw:text-style-name="P2" draw:layer="layout" svg:x1="13.907cm" svg:y1="4.615cm" svg:x2="13.907cm" svg:y2="4.425cm">
          <text:p/>
        </draw:line>
        <draw:line draw:style-name="gr7" draw:text-style-name="P2" draw:layer="layout" svg:x1="13.336cm" svg:y1="4.615cm" svg:x2="13.907cm" svg:y2="4.615cm">
          <text:p/>
        </draw:line>
        <draw:line draw:style-name="gr7" draw:text-style-name="P2" draw:layer="layout" svg:x1="13.907cm" svg:y1="4.615cm" svg:x2="14.479cm" svg:y2="4.615cm">
          <text:p/>
        </draw:line>
        <draw:line draw:style-name="gr2" draw:text-style-name="P2" draw:layer="layout" svg:x1="13.872cm" svg:y1="4.615cm" svg:x2="13.907cm" svg:y2="4.615cm">
          <text:p/>
        </draw:line>
        <draw:line draw:style-name="gr7" draw:text-style-name="P2" draw:layer="layout" svg:x1="15.05cm" svg:y1="4.399cm" svg:x2="15.05cm" svg:y2="4.279cm">
          <text:p/>
        </draw:line>
        <draw:line draw:style-name="gr7" draw:text-style-name="P2" draw:layer="layout" svg:x1="15.05cm" svg:y1="4.279cm" svg:x2="15.05cm" svg:y2="4.158cm">
          <text:p/>
        </draw:line>
        <draw:line draw:style-name="gr7" draw:text-style-name="P2" draw:layer="layout" svg:x1="14.479cm" svg:y1="4.279cm" svg:x2="15.05cm" svg:y2="4.279cm">
          <text:p/>
        </draw:line>
        <draw:line draw:style-name="gr7" draw:text-style-name="P2" draw:layer="layout" svg:x1="15.05cm" svg:y1="4.279cm" svg:x2="15.622cm" svg:y2="4.279cm">
          <text:p/>
        </draw:line>
        <draw:line draw:style-name="gr2" draw:text-style-name="P2" draw:layer="layout" svg:x1="15.015cm" svg:y1="4.279cm" svg:x2="15.05cm" svg:y2="4.279cm">
          <text:p/>
        </draw:line>
        <draw:line draw:style-name="gr7" draw:text-style-name="P2" draw:layer="layout" svg:x1="16.193cm" svg:y1="4.378cm" svg:x2="16.193cm" svg:y2="4.249cm">
          <text:p/>
        </draw:line>
        <draw:line draw:style-name="gr7" draw:text-style-name="P2" draw:layer="layout" svg:x1="16.193cm" svg:y1="4.249cm" svg:x2="16.193cm" svg:y2="4.119cm">
          <text:p/>
        </draw:line>
        <draw:line draw:style-name="gr7" draw:text-style-name="P2" draw:layer="layout" svg:x1="15.622cm" svg:y1="4.249cm" svg:x2="16.193cm" svg:y2="4.249cm">
          <text:p/>
        </draw:line>
        <draw:line draw:style-name="gr7" draw:text-style-name="P2" draw:layer="layout" svg:x1="16.193cm" svg:y1="4.249cm" svg:x2="16.764cm" svg:y2="4.249cm">
          <text:p/>
        </draw:line>
        <draw:line draw:style-name="gr2" draw:text-style-name="P2" draw:layer="layout" svg:x1="16.158cm" svg:y1="4.249cm" svg:x2="16.193cm" svg:y2="4.249cm">
          <text:p/>
        </draw:line>
        <draw:line draw:style-name="gr7" draw:text-style-name="P2" draw:layer="layout" svg:x1="17.336cm" svg:y1="4.436cm" svg:x2="17.336cm" svg:y2="4.293cm">
          <text:p/>
        </draw:line>
        <draw:line draw:style-name="gr7" draw:text-style-name="P2" draw:layer="layout" svg:x1="17.336cm" svg:y1="4.293cm" svg:x2="17.336cm" svg:y2="4.15cm">
          <text:p/>
        </draw:line>
        <draw:line draw:style-name="gr7" draw:text-style-name="P2" draw:layer="layout" svg:x1="16.764cm" svg:y1="4.293cm" svg:x2="17.336cm" svg:y2="4.293cm">
          <text:p/>
        </draw:line>
        <draw:line draw:style-name="gr7" draw:text-style-name="P2" draw:layer="layout" svg:x1="17.336cm" svg:y1="4.293cm" svg:x2="17.907cm" svg:y2="4.293cm">
          <text:p/>
        </draw:line>
        <draw:line draw:style-name="gr2" draw:text-style-name="P2" draw:layer="layout" svg:x1="17.301cm" svg:y1="4.293cm" svg:x2="17.336cm" svg:y2="4.293cm">
          <text:p/>
        </draw:line>
        <draw:polyline draw:style-name="gr8" draw:text-style-name="P2" draw:layer="layout" svg:width="7.839cm" svg:height="0cm" svg:x="1.987cm" svg:y="4.353cm" svg:viewBox="0 0 7840 0" draw:points="0,0 160,0 320,0 480,0 640,0 800,0 960,0 1120,0 1280,0 1440,0 1600,0 1760,0 1920,0 2080,0 2240,0 2400,0 2560,0 2720,0 2880,0 3040,0 3200,0 3360,0 3520,0 3680,0 3840,0 4000,0 4160,0 4320,0 4480,0 4640,0 4800,0 4960,0 5120,0 5280,0 5440,0 5600,0 5760,0 5920,0 6080,0 6240,0 6400,0 6560,0 6720,0 6880,0 7040,0 7200,0 7360,0 7520,0 7680,0 7840,0">
          <text:p/>
        </draw:polyline>
        <draw:polyline draw:style-name="gr8" draw:text-style-name="P2" draw:layer="layout" svg:width="7.839cm" svg:height="0cm" svg:x="9.827cm" svg:y="4.353cm" svg:viewBox="0 0 7840 0" draw:points="0,0 160,0 320,0 480,0 640,0 800,0 960,0 1120,0 1280,0 1440,0 1600,0 1760,0 1920,0 2080,0 2240,0 2400,0 2560,0 2720,0 2880,0 3040,0 3200,0 3360,0 3520,0 3680,0 3840,0 4000,0 4160,0 4320,0 4480,0 4640,0 4800,0 4960,0 5120,0 5280,0 5440,0 5600,0 5760,0 5920,0 6080,0 6240,0 6400,0 6560,0 6720,0 6880,0 7040,0 7200,0 7360,0 7520,0 7680,0 7840,0">
          <text:p/>
        </draw:polyline>
        <draw:line draw:style-name="gr8" draw:text-style-name="P2" draw:layer="layout" svg:x1="17.667cm" svg:y1="4.353cm" svg:x2="17.827cm" svg:y2="4.353cm">
          <text:p/>
        </draw:line>
        <draw:line draw:style-name="gr9" draw:text-style-name="P2" draw:layer="layout" svg:x1="2.479cm" svg:y1="9.966cm" svg:x2="2.479cm" svg:y2="9.513cm">
          <text:p/>
        </draw:line>
        <draw:line draw:style-name="gr9" draw:text-style-name="P2" draw:layer="layout" svg:x1="2.479cm" svg:y1="9.513cm" svg:x2="2.479cm" svg:y2="9.06cm">
          <text:p/>
        </draw:line>
        <draw:line draw:style-name="gr9" draw:text-style-name="P2" draw:layer="layout" svg:x1="1.907cm" svg:y1="9.513cm" svg:x2="2.479cm" svg:y2="9.513cm">
          <text:p/>
        </draw:line>
        <draw:line draw:style-name="gr9" draw:text-style-name="P2" draw:layer="layout" svg:x1="2.479cm" svg:y1="9.513cm" svg:x2="3.05cm" svg:y2="9.513cm">
          <text:p/>
        </draw:line>
        <draw:line draw:style-name="gr2" draw:text-style-name="P2" draw:layer="layout" svg:x1="2.443cm" svg:y1="9.513cm" svg:x2="2.479cm" svg:y2="9.513cm">
          <text:p/>
        </draw:line>
        <draw:line draw:style-name="gr9" draw:text-style-name="P2" draw:layer="layout" svg:x1="3.622cm" svg:y1="9.749cm" svg:x2="3.622cm" svg:y2="9.393cm">
          <text:p/>
        </draw:line>
        <draw:line draw:style-name="gr9" draw:text-style-name="P2" draw:layer="layout" svg:x1="3.622cm" svg:y1="9.393cm" svg:x2="3.622cm" svg:y2="9.037cm">
          <text:p/>
        </draw:line>
        <draw:line draw:style-name="gr9" draw:text-style-name="P2" draw:layer="layout" svg:x1="3.05cm" svg:y1="9.393cm" svg:x2="3.622cm" svg:y2="9.393cm">
          <text:p/>
        </draw:line>
        <draw:line draw:style-name="gr9" draw:text-style-name="P2" draw:layer="layout" svg:x1="3.622cm" svg:y1="9.393cm" svg:x2="4.193cm" svg:y2="9.393cm">
          <text:p/>
        </draw:line>
        <draw:line draw:style-name="gr2" draw:text-style-name="P2" draw:layer="layout" svg:x1="3.586cm" svg:y1="9.393cm" svg:x2="3.622cm" svg:y2="9.393cm">
          <text:p/>
        </draw:line>
        <draw:line draw:style-name="gr9" draw:text-style-name="P2" draw:layer="layout" svg:x1="4.764cm" svg:y1="10.01cm" svg:x2="4.764cm" svg:y2="9.862cm">
          <text:p/>
        </draw:line>
        <draw:line draw:style-name="gr9" draw:text-style-name="P2" draw:layer="layout" svg:x1="4.764cm" svg:y1="9.862cm" svg:x2="4.764cm" svg:y2="9.714cm">
          <text:p/>
        </draw:line>
        <draw:line draw:style-name="gr9" draw:text-style-name="P2" draw:layer="layout" svg:x1="4.193cm" svg:y1="9.862cm" svg:x2="4.764cm" svg:y2="9.862cm">
          <text:p/>
        </draw:line>
        <draw:line draw:style-name="gr9" draw:text-style-name="P2" draw:layer="layout" svg:x1="4.764cm" svg:y1="9.862cm" svg:x2="5.336cm" svg:y2="9.862cm">
          <text:p/>
        </draw:line>
        <draw:line draw:style-name="gr2" draw:text-style-name="P2" draw:layer="layout" svg:x1="4.729cm" svg:y1="9.862cm" svg:x2="4.764cm" svg:y2="9.862cm">
          <text:p/>
        </draw:line>
        <draw:line draw:style-name="gr9" draw:text-style-name="P2" draw:layer="layout" svg:x1="5.907cm" svg:y1="9.756cm" svg:x2="5.907cm" svg:y2="9.618cm">
          <text:p/>
        </draw:line>
        <draw:line draw:style-name="gr9" draw:text-style-name="P2" draw:layer="layout" svg:x1="5.907cm" svg:y1="9.618cm" svg:x2="5.907cm" svg:y2="9.48cm">
          <text:p/>
        </draw:line>
        <draw:line draw:style-name="gr9" draw:text-style-name="P2" draw:layer="layout" svg:x1="5.336cm" svg:y1="9.618cm" svg:x2="5.907cm" svg:y2="9.618cm">
          <text:p/>
        </draw:line>
        <draw:line draw:style-name="gr9" draw:text-style-name="P2" draw:layer="layout" svg:x1="5.907cm" svg:y1="9.618cm" svg:x2="6.479cm" svg:y2="9.618cm">
          <text:p/>
        </draw:line>
        <draw:line draw:style-name="gr2" draw:text-style-name="P2" draw:layer="layout" svg:x1="5.872cm" svg:y1="9.618cm" svg:x2="5.907cm" svg:y2="9.618cm">
          <text:p/>
        </draw:line>
        <draw:line draw:style-name="gr9" draw:text-style-name="P2" draw:layer="layout" svg:x1="7.05cm" svg:y1="9.83cm" svg:x2="7.05cm" svg:y2="9.679cm">
          <text:p/>
        </draw:line>
        <draw:line draw:style-name="gr9" draw:text-style-name="P2" draw:layer="layout" svg:x1="7.05cm" svg:y1="9.679cm" svg:x2="7.05cm" svg:y2="9.527cm">
          <text:p/>
        </draw:line>
        <draw:line draw:style-name="gr9" draw:text-style-name="P2" draw:layer="layout" svg:x1="6.479cm" svg:y1="9.679cm" svg:x2="7.05cm" svg:y2="9.679cm">
          <text:p/>
        </draw:line>
        <draw:line draw:style-name="gr9" draw:text-style-name="P2" draw:layer="layout" svg:x1="7.05cm" svg:y1="9.679cm" svg:x2="7.622cm" svg:y2="9.679cm">
          <text:p/>
        </draw:line>
        <draw:line draw:style-name="gr2" draw:text-style-name="P2" draw:layer="layout" svg:x1="7.015cm" svg:y1="9.679cm" svg:x2="7.05cm" svg:y2="9.679cm">
          <text:p/>
        </draw:line>
        <draw:line draw:style-name="gr9" draw:text-style-name="P2" draw:layer="layout" svg:x1="8.193cm" svg:y1="9.728cm" svg:x2="8.193cm" svg:y2="9.573cm">
          <text:p/>
        </draw:line>
        <draw:line draw:style-name="gr9" draw:text-style-name="P2" draw:layer="layout" svg:x1="8.193cm" svg:y1="9.573cm" svg:x2="8.193cm" svg:y2="9.418cm">
          <text:p/>
        </draw:line>
        <draw:line draw:style-name="gr9" draw:text-style-name="P2" draw:layer="layout" svg:x1="7.622cm" svg:y1="9.573cm" svg:x2="8.193cm" svg:y2="9.573cm">
          <text:p/>
        </draw:line>
        <draw:line draw:style-name="gr9" draw:text-style-name="P2" draw:layer="layout" svg:x1="8.193cm" svg:y1="9.573cm" svg:x2="8.764cm" svg:y2="9.573cm">
          <text:p/>
        </draw:line>
        <draw:line draw:style-name="gr2" draw:text-style-name="P2" draw:layer="layout" svg:x1="8.158cm" svg:y1="9.573cm" svg:x2="8.193cm" svg:y2="9.573cm">
          <text:p/>
        </draw:line>
        <draw:line draw:style-name="gr9" draw:text-style-name="P2" draw:layer="layout" svg:x1="9.336cm" svg:y1="9.543cm" svg:x2="9.336cm" svg:y2="9.127cm">
          <text:p/>
        </draw:line>
        <draw:line draw:style-name="gr9" draw:text-style-name="P2" draw:layer="layout" svg:x1="9.336cm" svg:y1="9.127cm" svg:x2="9.336cm" svg:y2="8.711cm">
          <text:p/>
        </draw:line>
        <draw:line draw:style-name="gr9" draw:text-style-name="P2" draw:layer="layout" svg:x1="8.764cm" svg:y1="9.127cm" svg:x2="9.336cm" svg:y2="9.127cm">
          <text:p/>
        </draw:line>
        <draw:line draw:style-name="gr9" draw:text-style-name="P2" draw:layer="layout" svg:x1="9.336cm" svg:y1="9.127cm" svg:x2="9.907cm" svg:y2="9.127cm">
          <text:p/>
        </draw:line>
        <draw:line draw:style-name="gr2" draw:text-style-name="P2" draw:layer="layout" svg:x1="9.301cm" svg:y1="9.127cm" svg:x2="9.336cm" svg:y2="9.127cm">
          <text:p/>
        </draw:line>
        <draw:line draw:style-name="gr9" draw:text-style-name="P2" draw:layer="layout" svg:x1="10.479cm" svg:y1="9.955cm" svg:x2="10.479cm" svg:y2="9.713cm">
          <text:p/>
        </draw:line>
        <draw:line draw:style-name="gr9" draw:text-style-name="P2" draw:layer="layout" svg:x1="10.479cm" svg:y1="9.713cm" svg:x2="10.479cm" svg:y2="9.471cm">
          <text:p/>
        </draw:line>
        <draw:line draw:style-name="gr9" draw:text-style-name="P2" draw:layer="layout" svg:x1="9.907cm" svg:y1="9.713cm" svg:x2="10.479cm" svg:y2="9.713cm">
          <text:p/>
        </draw:line>
        <draw:line draw:style-name="gr9" draw:text-style-name="P2" draw:layer="layout" svg:x1="10.479cm" svg:y1="9.713cm" svg:x2="11.05cm" svg:y2="9.713cm">
          <text:p/>
        </draw:line>
        <draw:line draw:style-name="gr2" draw:text-style-name="P2" draw:layer="layout" svg:x1="10.444cm" svg:y1="9.713cm" svg:x2="10.479cm" svg:y2="9.713cm">
          <text:p/>
        </draw:line>
        <draw:line draw:style-name="gr9" draw:text-style-name="P2" draw:layer="layout" svg:x1="11.622cm" svg:y1="9.808cm" svg:x2="11.622cm" svg:y2="9.616cm">
          <text:p/>
        </draw:line>
        <draw:line draw:style-name="gr9" draw:text-style-name="P2" draw:layer="layout" svg:x1="11.622cm" svg:y1="9.616cm" svg:x2="11.622cm" svg:y2="9.423cm">
          <text:p/>
        </draw:line>
        <draw:line draw:style-name="gr9" draw:text-style-name="P2" draw:layer="layout" svg:x1="11.05cm" svg:y1="9.616cm" svg:x2="11.622cm" svg:y2="9.616cm">
          <text:p/>
        </draw:line>
        <draw:line draw:style-name="gr9" draw:text-style-name="P2" draw:layer="layout" svg:x1="11.622cm" svg:y1="9.616cm" svg:x2="12.193cm" svg:y2="9.616cm">
          <text:p/>
        </draw:line>
        <draw:line draw:style-name="gr2" draw:text-style-name="P2" draw:layer="layout" svg:x1="11.586cm" svg:y1="9.616cm" svg:x2="11.622cm" svg:y2="9.616cm">
          <text:p/>
        </draw:line>
        <draw:line draw:style-name="gr9" draw:text-style-name="P2" draw:layer="layout" svg:x1="12.764cm" svg:y1="9.739cm" svg:x2="12.764cm" svg:y2="9.461cm">
          <text:p/>
        </draw:line>
        <draw:line draw:style-name="gr9" draw:text-style-name="P2" draw:layer="layout" svg:x1="12.764cm" svg:y1="9.461cm" svg:x2="12.764cm" svg:y2="9.184cm">
          <text:p/>
        </draw:line>
        <draw:line draw:style-name="gr9" draw:text-style-name="P2" draw:layer="layout" svg:x1="12.193cm" svg:y1="9.461cm" svg:x2="12.764cm" svg:y2="9.461cm">
          <text:p/>
        </draw:line>
        <draw:line draw:style-name="gr9" draw:text-style-name="P2" draw:layer="layout" svg:x1="12.764cm" svg:y1="9.461cm" svg:x2="13.336cm" svg:y2="9.461cm">
          <text:p/>
        </draw:line>
        <draw:line draw:style-name="gr2" draw:text-style-name="P2" draw:layer="layout" svg:x1="12.729cm" svg:y1="9.461cm" svg:x2="12.764cm" svg:y2="9.461cm">
          <text:p/>
        </draw:line>
        <draw:line draw:style-name="gr9" draw:text-style-name="P2" draw:layer="layout" svg:x1="13.907cm" svg:y1="9.787cm" svg:x2="13.907cm" svg:y2="9.596cm">
          <text:p/>
        </draw:line>
        <draw:line draw:style-name="gr9" draw:text-style-name="P2" draw:layer="layout" svg:x1="13.907cm" svg:y1="9.596cm" svg:x2="13.907cm" svg:y2="9.406cm">
          <text:p/>
        </draw:line>
        <draw:line draw:style-name="gr9" draw:text-style-name="P2" draw:layer="layout" svg:x1="13.336cm" svg:y1="9.596cm" svg:x2="13.907cm" svg:y2="9.596cm">
          <text:p/>
        </draw:line>
        <draw:line draw:style-name="gr9" draw:text-style-name="P2" draw:layer="layout" svg:x1="13.907cm" svg:y1="9.596cm" svg:x2="14.479cm" svg:y2="9.596cm">
          <text:p/>
        </draw:line>
        <draw:line draw:style-name="gr2" draw:text-style-name="P2" draw:layer="layout" svg:x1="13.872cm" svg:y1="9.596cm" svg:x2="13.907cm" svg:y2="9.596cm">
          <text:p/>
        </draw:line>
        <draw:line draw:style-name="gr9" draw:text-style-name="P2" draw:layer="layout" svg:x1="15.05cm" svg:y1="9.73cm" svg:x2="15.05cm" svg:y2="9.609cm">
          <text:p/>
        </draw:line>
        <draw:line draw:style-name="gr9" draw:text-style-name="P2" draw:layer="layout" svg:x1="15.05cm" svg:y1="9.609cm" svg:x2="15.05cm" svg:y2="9.489cm">
          <text:p/>
        </draw:line>
        <draw:line draw:style-name="gr9" draw:text-style-name="P2" draw:layer="layout" svg:x1="14.479cm" svg:y1="9.609cm" svg:x2="15.05cm" svg:y2="9.609cm">
          <text:p/>
        </draw:line>
        <draw:line draw:style-name="gr9" draw:text-style-name="P2" draw:layer="layout" svg:x1="15.05cm" svg:y1="9.609cm" svg:x2="15.622cm" svg:y2="9.609cm">
          <text:p/>
        </draw:line>
        <draw:line draw:style-name="gr2" draw:text-style-name="P2" draw:layer="layout" svg:x1="15.015cm" svg:y1="9.609cm" svg:x2="15.05cm" svg:y2="9.609cm">
          <text:p/>
        </draw:line>
        <draw:line draw:style-name="gr9" draw:text-style-name="P2" draw:layer="layout" svg:x1="16.193cm" svg:y1="9.908cm" svg:x2="16.193cm" svg:y2="9.778cm">
          <text:p/>
        </draw:line>
        <draw:line draw:style-name="gr9" draw:text-style-name="P2" draw:layer="layout" svg:x1="16.193cm" svg:y1="9.778cm" svg:x2="16.193cm" svg:y2="9.648cm">
          <text:p/>
        </draw:line>
        <draw:line draw:style-name="gr9" draw:text-style-name="P2" draw:layer="layout" svg:x1="15.622cm" svg:y1="9.778cm" svg:x2="16.193cm" svg:y2="9.778cm">
          <text:p/>
        </draw:line>
        <draw:line draw:style-name="gr9" draw:text-style-name="P2" draw:layer="layout" svg:x1="16.193cm" svg:y1="9.778cm" svg:x2="16.764cm" svg:y2="9.778cm">
          <text:p/>
        </draw:line>
        <draw:line draw:style-name="gr2" draw:text-style-name="P2" draw:layer="layout" svg:x1="16.158cm" svg:y1="9.778cm" svg:x2="16.193cm" svg:y2="9.778cm">
          <text:p/>
        </draw:line>
        <draw:line draw:style-name="gr9" draw:text-style-name="P2" draw:layer="layout" svg:x1="17.336cm" svg:y1="9.703cm" svg:x2="17.336cm" svg:y2="9.558cm">
          <text:p/>
        </draw:line>
        <draw:line draw:style-name="gr9" draw:text-style-name="P2" draw:layer="layout" svg:x1="17.336cm" svg:y1="9.558cm" svg:x2="17.336cm" svg:y2="9.412cm">
          <text:p/>
        </draw:line>
        <draw:line draw:style-name="gr9" draw:text-style-name="P2" draw:layer="layout" svg:x1="16.764cm" svg:y1="9.558cm" svg:x2="17.336cm" svg:y2="9.558cm">
          <text:p/>
        </draw:line>
        <draw:line draw:style-name="gr9" draw:text-style-name="P2" draw:layer="layout" svg:x1="17.336cm" svg:y1="9.558cm" svg:x2="17.907cm" svg:y2="9.558cm">
          <text:p/>
        </draw:line>
        <draw:line draw:style-name="gr2" draw:text-style-name="P2" draw:layer="layout" svg:x1="17.301cm" svg:y1="9.558cm" svg:x2="17.336cm" svg:y2="9.558cm">
          <text:p/>
        </draw:line>
        <draw:polyline draw:style-name="gr10" draw:text-style-name="P2" draw:layer="layout" svg:width="7.839cm" svg:height="0cm" svg:x="1.987cm" svg:y="9.644cm" svg:viewBox="0 0 7840 0" draw:points="0,0 160,0 320,0 480,0 640,0 800,0 960,0 1120,0 1280,0 1440,0 1600,0 1760,0 1920,0 2080,0 2240,0 2400,0 2560,0 2720,0 2880,0 3040,0 3200,0 3360,0 3520,0 3680,0 3840,0 4000,0 4160,0 4320,0 4480,0 4640,0 4800,0 4960,0 5120,0 5280,0 5440,0 5600,0 5760,0 5920,0 6080,0 6240,0 6400,0 6560,0 6720,0 6880,0 7040,0 7200,0 7360,0 7520,0 7680,0 7840,0">
          <text:p/>
        </draw:polyline>
        <draw:polyline draw:style-name="gr10" draw:text-style-name="P2" draw:layer="layout" svg:width="7.839cm" svg:height="0cm" svg:x="9.827cm" svg:y="9.644cm" svg:viewBox="0 0 7840 0" draw:points="0,0 160,0 320,0 480,0 640,0 800,0 960,0 1120,0 1280,0 1440,0 1600,0 1760,0 1920,0 2080,0 2240,0 2400,0 2560,0 2720,0 2880,0 3040,0 3200,0 3360,0 3520,0 3680,0 3840,0 4000,0 4160,0 4320,0 4480,0 4640,0 4800,0 4960,0 5120,0 5280,0 5440,0 5600,0 5760,0 5920,0 6080,0 6240,0 6400,0 6560,0 6720,0 6880,0 7040,0 7200,0 7360,0 7520,0 7680,0 7840,0">
          <text:p/>
        </draw:polyline>
        <draw:line draw:style-name="gr10" draw:text-style-name="P2" draw:layer="layout" svg:x1="17.667cm" svg:y1="9.644cm" svg:x2="17.827cm" svg:y2="9.644cm">
          <text:p/>
        </draw:line>
        <draw:line draw:style-name="gr2" draw:text-style-name="P3" draw:layer="layout" svg:x1="1.907cm" svg:y1="10.656cm" svg:x2="17.907cm" svg:y2="10.656cm">
          <text:p/>
        </draw:line>
        <draw:line draw:style-name="gr2" draw:text-style-name="P2" draw:layer="layout" svg:x1="1.907cm" svg:y1="10.346cm" svg:x2="1.907cm" svg:y2="10.656cm">
          <text:p/>
        </draw:line>
        <draw:line draw:style-name="gr2" draw:text-style-name="P2" draw:layer="layout" svg:x1="3.05cm" svg:y1="10.346cm" svg:x2="3.05cm" svg:y2="10.656cm">
          <text:p/>
        </draw:line>
        <draw:line draw:style-name="gr2" draw:text-style-name="P2" draw:layer="layout" svg:x1="4.193cm" svg:y1="10.346cm" svg:x2="4.193cm" svg:y2="10.656cm">
          <text:p/>
        </draw:line>
        <draw:line draw:style-name="gr2" draw:text-style-name="P2" draw:layer="layout" svg:x1="5.336cm" svg:y1="10.346cm" svg:x2="5.336cm" svg:y2="10.656cm">
          <text:p/>
        </draw:line>
        <draw:line draw:style-name="gr2" draw:text-style-name="P2" draw:layer="layout" svg:x1="6.479cm" svg:y1="10.346cm" svg:x2="6.479cm" svg:y2="10.656cm">
          <text:p/>
        </draw:line>
        <draw:line draw:style-name="gr2" draw:text-style-name="P2" draw:layer="layout" svg:x1="7.622cm" svg:y1="10.346cm" svg:x2="7.622cm" svg:y2="10.656cm">
          <text:p/>
        </draw:line>
        <draw:line draw:style-name="gr2" draw:text-style-name="P2" draw:layer="layout" svg:x1="8.764cm" svg:y1="10.346cm" svg:x2="8.764cm" svg:y2="10.656cm">
          <text:p/>
        </draw:line>
        <draw:line draw:style-name="gr2" draw:text-style-name="P2" draw:layer="layout" svg:x1="9.907cm" svg:y1="10.346cm" svg:x2="9.907cm" svg:y2="10.656cm">
          <text:p/>
        </draw:line>
        <draw:line draw:style-name="gr2" draw:text-style-name="P2" draw:layer="layout" svg:x1="11.05cm" svg:y1="10.346cm" svg:x2="11.05cm" svg:y2="10.656cm">
          <text:p/>
        </draw:line>
        <draw:line draw:style-name="gr2" draw:text-style-name="P2" draw:layer="layout" svg:x1="12.193cm" svg:y1="10.346cm" svg:x2="12.193cm" svg:y2="10.656cm">
          <text:p/>
        </draw:line>
        <draw:line draw:style-name="gr2" draw:text-style-name="P2" draw:layer="layout" svg:x1="13.336cm" svg:y1="10.346cm" svg:x2="13.336cm" svg:y2="10.656cm">
          <text:p/>
        </draw:line>
        <draw:line draw:style-name="gr2" draw:text-style-name="P2" draw:layer="layout" svg:x1="14.479cm" svg:y1="10.346cm" svg:x2="14.479cm" svg:y2="10.656cm">
          <text:p/>
        </draw:line>
        <draw:line draw:style-name="gr2" draw:text-style-name="P2" draw:layer="layout" svg:x1="15.622cm" svg:y1="10.346cm" svg:x2="15.622cm" svg:y2="10.656cm">
          <text:p/>
        </draw:line>
        <draw:line draw:style-name="gr2" draw:text-style-name="P2" draw:layer="layout" svg:x1="16.764cm" svg:y1="10.346cm" svg:x2="16.764cm" svg:y2="10.656cm">
          <text:p/>
        </draw:line>
        <draw:line draw:style-name="gr2" draw:text-style-name="P2" draw:layer="layout" svg:x1="17.907cm" svg:y1="10.346cm" svg:x2="17.907cm" svg:y2="10.656cm">
          <text:p/>
        </draw:line>
        <draw:line draw:style-name="gr2" draw:text-style-name="P2" draw:layer="layout" svg:x1="1.907cm" svg:y1="10.656cm" svg:x2="1.907cm" svg:y2="0.328cm">
          <text:p/>
        </draw:line>
        <draw:line draw:style-name="gr2" draw:text-style-name="P2" draw:layer="layout" svg:x1="2.387cm" svg:y1="9.588cm" svg:x2="1.907cm" svg:y2="9.588cm">
          <text:p/>
        </draw:line>
        <draw:line draw:style-name="gr2" draw:text-style-name="P2" draw:layer="layout" svg:x1="2.147cm" svg:y1="9.279cm" svg:x2="1.907cm" svg:y2="9.279cm">
          <text:p/>
        </draw:line>
        <draw:line draw:style-name="gr2" draw:text-style-name="P2" draw:layer="layout" svg:x1="2.147cm" svg:y1="8.969cm" svg:x2="1.907cm" svg:y2="8.969cm">
          <text:p/>
        </draw:line>
        <draw:line draw:style-name="gr2" draw:text-style-name="P2" draw:layer="layout" svg:x1="2.147cm" svg:y1="8.659cm" svg:x2="1.907cm" svg:y2="8.659cm">
          <text:p/>
        </draw:line>
        <draw:line draw:style-name="gr2" draw:text-style-name="P2" draw:layer="layout" svg:x1="2.147cm" svg:y1="8.35cm" svg:x2="1.907cm" svg:y2="8.35cm">
          <text:p/>
        </draw:line>
        <draw:line draw:style-name="gr2" draw:text-style-name="P2" draw:layer="layout" svg:x1="2.387cm" svg:y1="8.04cm" svg:x2="1.907cm" svg:y2="8.04cm">
          <text:p/>
        </draw:line>
        <draw:line draw:style-name="gr2" draw:text-style-name="P2" draw:layer="layout" svg:x1="2.147cm" svg:y1="7.73cm" svg:x2="1.907cm" svg:y2="7.73cm">
          <text:p/>
        </draw:line>
        <draw:line draw:style-name="gr2" draw:text-style-name="P2" draw:layer="layout" svg:x1="2.147cm" svg:y1="7.421cm" svg:x2="1.907cm" svg:y2="7.421cm">
          <text:p/>
        </draw:line>
        <draw:line draw:style-name="gr2" draw:text-style-name="P2" draw:layer="layout" svg:x1="2.147cm" svg:y1="7.111cm" svg:x2="1.907cm" svg:y2="7.111cm">
          <text:p/>
        </draw:line>
        <draw:line draw:style-name="gr2" draw:text-style-name="P2" draw:layer="layout" svg:x1="2.147cm" svg:y1="6.801cm" svg:x2="1.907cm" svg:y2="6.801cm">
          <text:p/>
        </draw:line>
        <draw:line draw:style-name="gr2" draw:text-style-name="P2" draw:layer="layout" svg:x1="2.387cm" svg:y1="6.492cm" svg:x2="1.907cm" svg:y2="6.492cm">
          <text:p/>
        </draw:line>
        <draw:line draw:style-name="gr2" draw:text-style-name="P2" draw:layer="layout" svg:x1="2.147cm" svg:y1="6.182cm" svg:x2="1.907cm" svg:y2="6.182cm">
          <text:p/>
        </draw:line>
        <draw:line draw:style-name="gr2" draw:text-style-name="P2" draw:layer="layout" svg:x1="2.147cm" svg:y1="5.872cm" svg:x2="1.907cm" svg:y2="5.872cm">
          <text:p/>
        </draw:line>
        <draw:line draw:style-name="gr2" draw:text-style-name="P2" draw:layer="layout" svg:x1="2.147cm" svg:y1="5.563cm" svg:x2="1.907cm" svg:y2="5.563cm">
          <text:p/>
        </draw:line>
        <draw:line draw:style-name="gr2" draw:text-style-name="P2" draw:layer="layout" svg:x1="2.147cm" svg:y1="5.253cm" svg:x2="1.907cm" svg:y2="5.253cm">
          <text:p/>
        </draw:line>
        <draw:line draw:style-name="gr2" draw:text-style-name="P2" draw:layer="layout" svg:x1="2.387cm" svg:y1="4.943cm" svg:x2="1.907cm" svg:y2="4.943cm">
          <text:p/>
        </draw:line>
        <draw:line draw:style-name="gr2" draw:text-style-name="P2" draw:layer="layout" svg:x1="2.147cm" svg:y1="4.634cm" svg:x2="1.907cm" svg:y2="4.634cm">
          <text:p/>
        </draw:line>
        <draw:line draw:style-name="gr2" draw:text-style-name="P2" draw:layer="layout" svg:x1="2.147cm" svg:y1="4.324cm" svg:x2="1.907cm" svg:y2="4.324cm">
          <text:p/>
        </draw:line>
        <draw:line draw:style-name="gr2" draw:text-style-name="P2" draw:layer="layout" svg:x1="2.147cm" svg:y1="4.014cm" svg:x2="1.907cm" svg:y2="4.014cm">
          <text:p/>
        </draw:line>
        <draw:line draw:style-name="gr2" draw:text-style-name="P2" draw:layer="layout" svg:x1="2.147cm" svg:y1="3.705cm" svg:x2="1.907cm" svg:y2="3.705cm">
          <text:p/>
        </draw:line>
        <draw:line draw:style-name="gr2" draw:text-style-name="P2" draw:layer="layout" svg:x1="2.387cm" svg:y1="3.395cm" svg:x2="1.907cm" svg:y2="3.395cm">
          <text:p/>
        </draw:line>
        <draw:line draw:style-name="gr2" draw:text-style-name="P2" draw:layer="layout" svg:x1="2.147cm" svg:y1="3.085cm" svg:x2="1.907cm" svg:y2="3.085cm">
          <text:p/>
        </draw:line>
        <draw:line draw:style-name="gr2" draw:text-style-name="P2" draw:layer="layout" svg:x1="2.147cm" svg:y1="2.776cm" svg:x2="1.907cm" svg:y2="2.776cm">
          <text:p/>
        </draw:line>
        <draw:line draw:style-name="gr2" draw:text-style-name="P2" draw:layer="layout" svg:x1="2.147cm" svg:y1="2.466cm" svg:x2="1.907cm" svg:y2="2.466cm">
          <text:p/>
        </draw:line>
        <draw:line draw:style-name="gr2" draw:text-style-name="P2" draw:layer="layout" svg:x1="2.147cm" svg:y1="2.156cm" svg:x2="1.907cm" svg:y2="2.156cm">
          <text:p/>
        </draw:line>
        <draw:line draw:style-name="gr2" draw:text-style-name="P2" draw:layer="layout" svg:x1="2.387cm" svg:y1="1.847cm" svg:x2="1.907cm" svg:y2="1.847cm">
          <text:p/>
        </draw:line>
        <draw:line draw:style-name="gr2" draw:text-style-name="P2" draw:layer="layout" svg:x1="2.387cm" svg:y1="9.588cm" svg:x2="1.907cm" svg:y2="9.588cm">
          <text:p/>
        </draw:line>
        <draw:line draw:style-name="gr2" draw:text-style-name="P2" draw:layer="layout" svg:x1="2.147cm" svg:y1="9.898cm" svg:x2="1.907cm" svg:y2="9.898cm">
          <text:p/>
        </draw:line>
        <draw:line draw:style-name="gr2" draw:text-style-name="P2" draw:layer="layout" svg:x1="2.147cm" svg:y1="10.208cm" svg:x2="1.907cm" svg:y2="10.208cm">
          <text:p/>
        </draw:line>
        <draw:line draw:style-name="gr2" draw:text-style-name="P3" draw:layer="layout" svg:x1="2.147cm" svg:y1="10.518cm" svg:x2="1.907cm" svg:y2="10.518cm">
          <text:p/>
        </draw:line>
        <draw:line draw:style-name="gr2" draw:text-style-name="P2" draw:layer="layout" svg:x1="2.387cm" svg:y1="1.847cm" svg:x2="1.907cm" svg:y2="1.847cm">
          <text:p/>
        </draw:line>
        <draw:line draw:style-name="gr2" draw:text-style-name="P2" draw:layer="layout" svg:x1="2.147cm" svg:y1="1.537cm" svg:x2="1.907cm" svg:y2="1.537cm">
          <text:p/>
        </draw:line>
        <draw:line draw:style-name="gr2" draw:text-style-name="P2" draw:layer="layout" svg:x1="2.147cm" svg:y1="1.227cm" svg:x2="1.907cm" svg:y2="1.227cm">
          <text:p/>
        </draw:line>
        <draw:line draw:style-name="gr2" draw:text-style-name="P2" draw:layer="layout" svg:x1="2.147cm" svg:y1="0.918cm" svg:x2="1.907cm" svg:y2="0.918cm">
          <text:p/>
        </draw:line>
        <draw:line draw:style-name="gr2" draw:text-style-name="P2" draw:layer="layout" svg:x1="2.147cm" svg:y1="0.608cm" svg:x2="1.907cm" svg:y2="0.608cm">
          <text:p/>
        </draw:line>
        <draw:polygon draw:style-name="gr11" draw:text-style-name="P9" draw:layer="layout" svg:width="16cm" svg:height="0.092cm" svg:x="1.907cm" svg:y="4.307cm" svg:viewBox="0 0 16001 93" draw:points="0,93 16001,93 16001,0 0,0">
          <text:p/>
        </draw:polygon>
        <draw:polygon draw:style-name="gr12" draw:text-style-name="P10" draw:layer="layout" svg:width="16cm" svg:height="0.093cm" svg:x="1.907cm" svg:y="9.597cm" svg:viewBox="0 0 16001 94" draw:points="0,94 16001,94 16001,0 0,0">
          <text:p/>
        </draw:polygon>
        <draw:polygon draw:style-name="gr1" draw:text-style-name="P1" draw:layer="layout" svg:width="4.8cm" svg:height="2.969cm" svg:x="12.707cm" svg:y="0.586cm" svg:viewBox="0 0 4801 2970" draw:points="0,2970 4801,2970 4801,0 0,0">
          <text:p/>
        </draw:polygon>
        <draw:line draw:style-name="gr3" draw:text-style-name="P2" draw:layer="layout" svg:x1="12.707cm" svg:y1="3.555cm" svg:x2="17.507cm" svg:y2="3.555cm">
          <text:p/>
        </draw:line>
        <draw:line draw:style-name="gr3" draw:text-style-name="P2" draw:layer="layout" svg:x1="17.507cm" svg:y1="3.555cm" svg:x2="17.507cm" svg:y2="0.586cm">
          <text:p/>
        </draw:line>
        <draw:line draw:style-name="gr3" draw:text-style-name="P2" draw:layer="layout" svg:x1="17.507cm" svg:y1="0.586cm" svg:x2="12.707cm" svg:y2="0.586cm">
          <text:p/>
        </draw:line>
        <draw:line draw:style-name="gr3" draw:text-style-name="P2" draw:layer="layout" svg:x1="12.707cm" svg:y1="0.586cm" svg:x2="12.707cm" svg:y2="3.555cm">
          <text:p/>
        </draw:line>
        <draw:frame draw:style-name="gr4" draw:text-style-name="P5" draw:layer="layout" svg:width="0.601cm" svg:height="0.602cm" svg:x="1.48cm" svg:y="1.625cm">
          <draw:text-box>
            <text:p text:style-name="P4"><text:span text:style-name="T1">5</text:span></text:p>
          </draw:text-box>
        </draw:frame>
        <draw:frame draw:style-name="gr6" draw:text-style-name="P8" draw:layer="layout" svg:width="2.042cm" svg:height="0.403cm" svg:x="15.309cm" svg:y="0.819cm">
          <draw:text-box>
            <text:p text:style-name="P4"><text:span text:style-name="T4">/ndf = 1.75)</text:span></text:p>
          </draw:text-box>
        </draw:frame>
        <draw:frame draw:style-name="gr13" draw:text-style-name="P11" draw:layer="layout" svg:width="0.267cm" svg:height="0.268cm" svg:x="15.159cm" svg:y="0.782cm">
          <draw:text-box>
            <text:p text:style-name="P4"><text:span text:style-name="T6">2</text:span></text:p>
          </draw:text-box>
        </draw:frame>
        <draw:frame draw:style-name="gr6" draw:text-style-name="P8" draw:layer="layout" svg:width="0.4cm" svg:height="0.4cm" svg:x="14.941cm" svg:y="0.833cm">
          <draw:text-box>
            <text:p text:style-name="P4"><text:span text:style-name="T7">χ</text:span></text:p>
          </draw:text-box>
        </draw:frame>
        <draw:line draw:style-name="gr8" draw:text-style-name="P2" draw:layer="layout" svg:x1="12.887cm" svg:y1="0.957cm" svg:x2="13.727cm" svg:y2="0.957cm">
          <text:p/>
        </draw:line>
        <draw:frame draw:style-name="gr6" draw:text-style-name="P8" draw:layer="layout" svg:width="1.052cm" svg:height="0.403cm" svg:x="13.905cm" svg:y="0.819cm">
          <draw:text-box>
            <text:p text:style-name="P4"><text:span text:style-name="T4">TKU (</text:span></text:p>
          </draw:text-box>
        </draw:frame>
        <draw:frame draw:style-name="gr6" draw:text-style-name="P8" draw:layer="layout" svg:width="2.716cm" svg:height="0.403cm" svg:x="13.905cm" svg:y="1.571cm">
          <draw:text-box>
            <text:p text:style-name="P4"><text:span text:style-name="T4">3.382 +/- 0.030</text:span></text:p>
          </draw:text-box>
        </draw:frame>
        <draw:frame draw:style-name="gr6" draw:text-style-name="P8" draw:layer="layout" svg:width="2.042cm" svg:height="0.403cm" svg:x="15.309cm" svg:y="2.307cm">
          <draw:text-box>
            <text:p text:style-name="P4"><text:span text:style-name="T4">/ndf = 0.51)</text:span></text:p>
          </draw:text-box>
        </draw:frame>
        <draw:frame draw:style-name="gr13" draw:text-style-name="P11" draw:layer="layout" svg:width="0.267cm" svg:height="0.268cm" svg:x="15.159cm" svg:y="2.271cm">
          <draw:text-box>
            <text:p text:style-name="P4"><text:span text:style-name="T6">2</text:span></text:p>
          </draw:text-box>
        </draw:frame>
        <draw:frame draw:style-name="gr6" draw:text-style-name="P8" draw:layer="layout" svg:width="0.4cm" svg:height="0.4cm" svg:x="14.941cm" svg:y="2.321cm">
          <draw:text-box>
            <text:p text:style-name="P4"><text:span text:style-name="T7">χ</text:span></text:p>
          </draw:text-box>
        </draw:frame>
        <draw:line draw:style-name="gr10" draw:text-style-name="P2" draw:layer="layout" svg:x1="12.887cm" svg:y1="2.442cm" svg:x2="13.727cm" svg:y2="2.442cm">
          <text:p/>
        </draw:line>
        <draw:frame draw:style-name="gr6" draw:text-style-name="P8" draw:layer="layout" svg:width="1.052cm" svg:height="0.403cm" svg:x="13.905cm" svg:y="2.307cm">
          <draw:text-box>
            <text:p text:style-name="P4"><text:span text:style-name="T4">TKD (</text:span></text:p>
          </draw:text-box>
        </draw:frame>
        <draw:polygon draw:style-name="gr3" draw:text-style-name="P2" draw:layer="layout" svg:width="4.8cm" svg:height="2.969cm" svg:x="2.307cm" svg:y="0.586cm" svg:viewBox="0 0 4801 2970" draw:points="0,2970 4801,2970 4801,0 0,0">
          <text:p/>
        </draw:polygon>
        <draw:frame draw:style-name="gr6" draw:text-style-name="P8" draw:layer="layout" svg:width="2.851cm" svg:height="0.403cm" svg:x="13.905cm" svg:y="3.043cm">
          <draw:text-box>
            <text:p text:style-name="P4"><text:span text:style-name="T4">-0.036 +/- 0.030</text:span></text:p>
          </draw:text-box>
        </draw:frame>
        <draw:frame draw:style-name="gr14" draw:text-style-name="P12" draw:layer="layout" svg:width="0.534cm" svg:height="0.534cm" svg:x="4.523cm" svg:y="0.855cm">
          <draw:text-box>
            <text:p text:style-name="P4"><text:span text:style-name="T8"><text:s/></text:span></text:p>
          </draw:text-box>
        </draw:frame>
        <draw:frame draw:style-name="gr15" draw:text-style-name="P13" draw:layer="layout" svg:width="2.013cm" svg:height="0.805cm" svg:x="2.533cm" svg:y="0.66cm">
          <draw:text-box>
            <text:p text:style-name="P4"><text:span text:style-name="T9">MICE</text:span></text:p>
          </draw:text-box>
        </draw:frame>
        <draw:frame draw:style-name="gr14" draw:text-style-name="P12" draw:layer="layout" svg:width="4.566cm" svg:height="0.534cm" svg:x="2.533cm" svg:y="1.457cm">
          <draw:text-box>
            <text:p text:style-name="P4"><text:span text:style-name="T10">ISIS Cycle 2017/01</text:span></text:p>
          </draw:text-box>
        </draw:frame>
        <draw:polygon draw:style-name="gr16" draw:text-style-name="P1" draw:layer="layout" svg:width="3.413cm" svg:height="0.225cm" svg:x="2.447cm" svg:y="3.304cm" svg:viewBox="0 0 3414 226" draw:points="0,0 0,226 3414,226 3414,0">
          <text:p/>
        </draw:polygon>
        <draw:frame draw:style-name="gr14" draw:text-style-name="P12" draw:layer="layout" svg:width="3.677cm" svg:height="0.534cm" svg:x="2.533cm" svg:y="2.243cm">
          <draw:text-box>
            <text:p text:style-name="P4"><text:span text:style-name="T10">Run 9353-9372</text:span></text:p>
          </draw:text-box>
        </draw:frame>
        <draw:frame draw:style-name="gr14" draw:text-style-name="P12" draw:layer="layout" svg:width="3.143cm" svg:height="0.534cm" svg:x="2.518cm" svg:y="2.808cm">
          <draw:text-box>
            <text:p text:style-name="P4"><text:span text:style-name="T10">MAUS v3.2.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cm" fo:margin-bottom="1cm" fo:margin-left="8.9cm" fo:margin-right="1cm" fo:page-width="18.1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7-09T10:21:16.410067545</dc:date>
    <meta:editing-duration>PT1M36S</meta:editing-duration>
    <meta:editing-cycles>1</meta:editing-cycles>
    <meta:document-statistic meta:object-count="305"/>
    <meta:generator>LibreOffice/5.4.7.2$Linux_X86_64 LibreOffice_project/40$Build-2</meta:generator>
  </office:meta>
</office:document-meta>
</file>